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89in"/>
    </style:style>
    <style:style style:name="co4" style:family="table-column">
      <style:table-column-properties fo:break-before="auto" style:column-width="1.3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i_part_freq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_category</text:p>
          </table:table-cell>
          <table:table-cell office:value-type="string" calcext:value-type="string">
            <text:p>zi_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气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旦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云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风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旡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电</text:p>
          </table:table-cell>
          <table:table-cell office:value-type="string" calcext:value-type="string">
            <text:p>01-Heaven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$D$2:.$D$11])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string" calcext:value-type="string">
            <text:p>阝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艮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川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冈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⻏</text:p>
          </table:table-cell>
          <table:table-cell office:value-type="string" calcext:value-type="string">
            <text:p>02-Earth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$D$12:.$D$19])"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03-Fire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灬</text:p>
          </table:table-cell>
          <table:table-cell office:value-type="string" calcext:value-type="string">
            <text:p>03-Fire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UM([.$D$20:.$D$21])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钅</text:p>
          </table:table-cell>
          <table:table-cell office:value-type="string" calcext:value-type="string">
            <text:p>03-Metal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03-Metal</text:p>
          </table:table-cell>
          <table:table-cell/>
          <table:table-cell office:value-type="float" office:value="27" calcext:value-type="float">
            <text:p>27</text:p>
          </table:table-cell>
          <table:table-cell table:formula="of:=SUM([.$D$22:.$D$23])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03-Soil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SUM([.$D$24:.$D$24])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氵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冫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井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巛</text:p>
          </table:table-cell>
          <table:table-cell office:value-type="string" calcext:value-type="string">
            <text:p>03-Water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$D$25:.$D$29])"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03-Wood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本</text:p>
          </table:table-cell>
          <table:table-cell office:value-type="string" calcext:value-type="string">
            <text:p>03-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朩</text:p>
          </table:table-cell>
          <table:table-cell office:value-type="string" calcext:value-type="string">
            <text:p>03-Wood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$D$30:.$D$32])"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禾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谷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豆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瓜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麦</text:p>
          </table:table-cell>
          <table:table-cell office:value-type="string" calcext:value-type="string">
            <text:p>04-Plant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纟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糸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艹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⺮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坙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丰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麻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黍</text:p>
          </table:table-cell>
          <table:table-cell office:value-type="string" calcext:value-type="string">
            <text:p>04-Plant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$D$33:.$D$46])"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string" calcext:value-type="string">
            <text:p>髟</text:p>
          </table:table-cell>
          <table:table-cell office:value-type="string" calcext:value-type="string">
            <text:p>05-Animal</text:p>
          </table:table-cell>
          <table:table-cell office:value-type="string" calcext:value-type="string">
            <text:p>hai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犭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羽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牜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爪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⺧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⺷</text:p>
          </table:table-cell>
          <table:table-cell office:value-type="string" calcext:value-type="string">
            <text:p>05-Animal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$D$47:.$D$68])"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string" calcext:value-type="string">
            <text:p>自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self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己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self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血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blood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body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身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body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bone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ear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eye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见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ey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面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c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夫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儿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母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兄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父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amil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lesh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肉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lesh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饣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酉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食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仓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foot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彡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ir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ir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扌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nd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nd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又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and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头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首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health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走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leg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立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leg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生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living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ind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忄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ind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outh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讠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outh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言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mouth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鼻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nos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辛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ngue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甘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ngu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香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no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皮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skin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舌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ngu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齿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oth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牙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o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臼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tooth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辶</text:p>
          </table:table-cell>
          <table:table-cell office:value-type="string" calcext:value-type="string">
            <text:p>06-Human</text:p>
          </table:table-cell>
          <table:table-cell office:value-type="string" calcext:value-type="string">
            <text:p>leg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亻</text:p>
          </table:table-cell>
          <table:table-cell office:value-type="string" calcext:value-type="string">
            <text:p>06-Human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</text:p>
          </table:table-cell>
          <table:table-cell office:value-type="string" calcext:value-type="string">
            <text:p>06-Human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SUM([.$D$69:.$D$121])" office:value-type="float" office:value="3739" calcext:value-type="float">
            <text:p>3739</text:p>
          </table:table-cell>
          <table:table-cell/>
        </table:table-row>
        <table:table-row table:style-name="ro1">
          <table:table-cell office:value-type="string" calcext:value-type="string">
            <text:p>文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ulture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巾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衤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布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ontaine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才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education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习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farming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瓦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门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户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戶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loth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音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music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乐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令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order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寺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fai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士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soldier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刂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罒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戈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弓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匕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舟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勺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矢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刃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矛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耒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聿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鼓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勾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叉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网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王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order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宀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housing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礻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faith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贝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者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台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包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共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示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faith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氏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公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臣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隶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区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术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鬥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业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乞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员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曲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庄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友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市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击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刁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匀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$D$122:.$D$188])" office:value-type="float" office:value="1747" calcext:value-type="float">
            <text:p>1747</text:p>
          </table:table-cell>
          <table:table-cell/>
        </table:table-row>
        <table:table-row table:style-name="ro1">
          <table:table-cell office:value-type="string" calcext:value-type="string">
            <text:p>一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八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九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二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千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七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六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五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</text:p>
          </table:table-cell>
          <table:table-cell office:value-type="string" calcext:value-type="string">
            <text:p>08-Mat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方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古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今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辰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央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内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东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冬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午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西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下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向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上</text:p>
          </table:table-cell>
          <table:table-cell office:value-type="string" calcext:value-type="string">
            <text:p>09-Space-tim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比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欠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广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彳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非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分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交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亠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厶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由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丶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出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易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吉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高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乂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失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亡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卜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良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丑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少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申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畐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正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不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半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巨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亏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勿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宁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平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未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玄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久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幺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戋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末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爻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覀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入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永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凶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老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耂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升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圣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太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无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为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对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寸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斤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里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斗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只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片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丘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丈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尺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匹</text:p>
          </table:table-cell>
          <table:table-cell office:value-type="string" calcext:value-type="string">
            <text:p>11-Unit-of-mea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黑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青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赤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色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乌</text:p>
          </table:table-cell>
          <table:table-cell office:value-type="string" calcext:value-type="string">
            <text:p>col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页</text:p>
          </table:table-cell>
          <table:table-cell office:value-type="string" calcext:value-type="string">
            <text:p>07-Society</text:p>
          </table:table-cell>
          <table:table-cell office:value-type="string" calcext:value-type="string">
            <text:p>culture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攵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殳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冖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各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干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歹</text:p>
          </table:table-cell>
          <table:table-cell office:value-type="string" calcext:value-type="string">
            <text:p>10-Abstract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工</text:p>
          </table:table-cell>
          <table:table-cell office:value-type="string" calcext:value-type="string">
            <text:p>07-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兼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甫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丷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必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其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亢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肙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丁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介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尚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丨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于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咸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屯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巴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也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及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乍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并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它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或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彐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甲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尤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乃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爿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弋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佥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尧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柬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畏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疋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丙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乚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韦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凵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囟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夆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尼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式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刍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㔾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孛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了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呙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奂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奉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幷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戒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齐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㐬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吕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戎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釆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与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专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义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乎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乛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以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即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开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攴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癶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那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办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另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呆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存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斥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责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鬯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黾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乁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𠂆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龴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尢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闰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阜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$D$2:.$D$426])" office:value-type="float" office:value="13973" calcext:value-type="float">
            <text:p>13973</text:p>
          </table:table-cell>
        </table:table-row>
      </table:table>
      <table:named-expressions/>
      <table:database-ranges>
        <table:database-range table:name="__Anonymous_Sheet_DB__0" table:target-range-address="zi_part_freq.A1:zi_part_freq.D426">
          <table:sort>
            <table:sort-by table:field-number="1" table:data-type="automatic"/>
            <table:sort-by table:field-number="2" table:data-type="automatic"/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2-13T00:11:02.041000000</dc:date>
    <meta:editing-duration>P3DT6H18M5S</meta:editing-duration>
    <meta:editing-cycles>17</meta:editing-cycles>
    <meta:document-statistic meta:table-count="1" meta:cell-count="1250" meta:object-count="0"/>
  </office:meta>
</office:document-meta>
</file>